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Vector of O15</text:p>
          </table:table-cell>
          <table:table-cell table:number-columns-repeated="2"/>
          <table:table-cell office:value-type="string" calcext:value-type="string">
            <text:p>Vector of Used Gates Types by CG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 accuracy</text:p>
          </table:table-cell>
          <table:table-cell office:value-type="string" calcext:value-type="string">
            <text:p>Test Accuracy</text:p>
          </table:table-cell>
          <table:table-cell/>
          <table:table-cell office:value-type="string" calcext:value-type="string">
            <text:p>Val accuracy</text:p>
          </table:table-cell>
          <table:table-cell office:value-type="string" calcext:value-type="string">
            <text:p>Test 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14775160599572" calcext:value-type="float">
            <text:p>0.814775160599572</text:p>
          </table:table-cell>
          <table:table-cell office:value-type="float" office:value="0.802782981000803" calcext:value-type="float">
            <text:p>0.80278298100080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13436830835118" calcext:value-type="float">
            <text:p>0.813436830835118</text:p>
          </table:table-cell>
          <table:table-cell office:value-type="float" office:value="0.812951565426813" calcext:value-type="float">
            <text:p>0.81295156542681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02730192719486" calcext:value-type="float">
            <text:p>0.802730192719486</text:p>
          </table:table-cell>
          <table:table-cell office:value-type="float" office:value="0.8001070377308" calcext:value-type="float">
            <text:p>0.800107037730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06209850107066" calcext:value-type="float">
            <text:p>0.806209850107066</text:p>
          </table:table-cell>
          <table:table-cell office:value-type="float" office:value="0.812416376772812" calcext:value-type="float">
            <text:p>0.81241637677281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09154175588865" calcext:value-type="float">
            <text:p>0.809154175588865</text:p>
          </table:table-cell>
          <table:table-cell office:value-type="float" office:value="0.808937650521809" calcext:value-type="float">
            <text:p>0.80893765052180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08351177730193" calcext:value-type="float">
            <text:p>0.808351177730193</text:p>
          </table:table-cell>
          <table:table-cell office:value-type="float" office:value="0.808937650521809" calcext:value-type="float">
            <text:p>0.80893765052180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13436830835118" calcext:value-type="float">
            <text:p>0.813436830835118</text:p>
          </table:table-cell>
          <table:table-cell office:value-type="float" office:value="0.797431094460797" calcext:value-type="float">
            <text:p>0.79743109446079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07815845824411" calcext:value-type="float">
            <text:p>0.807815845824411</text:p>
          </table:table-cell>
          <table:table-cell office:value-type="float" office:value="0.804388546962804" calcext:value-type="float">
            <text:p>0.80438854696280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13972162740899" calcext:value-type="float">
            <text:p>0.813972162740899</text:p>
          </table:table-cell>
          <table:table-cell office:value-type="float" office:value="0.803853358308804" calcext:value-type="float">
            <text:p>0.80385335830880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07012847965739" calcext:value-type="float">
            <text:p>0.807012847965739</text:p>
          </table:table-cell>
          <table:table-cell office:value-type="float" office:value="0.805726518597806" calcext:value-type="float">
            <text:p>0.80572651859780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07815845824411" calcext:value-type="float">
            <text:p>0.807815845824411</text:p>
          </table:table-cell>
          <table:table-cell office:value-type="float" office:value="0.809472839175809" calcext:value-type="float">
            <text:p>0.80947283917580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09957173447537" calcext:value-type="float">
            <text:p>0.809957173447537</text:p>
          </table:table-cell>
          <table:table-cell office:value-type="float" office:value="0.7998394434038" calcext:value-type="float">
            <text:p>0.799839443403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1745182012848" calcext:value-type="float">
            <text:p>0.81745182012848</text:p>
          </table:table-cell>
          <table:table-cell office:value-type="float" office:value="0.7998394434038" calcext:value-type="float">
            <text:p>0.7998394434038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1076017130621" calcext:value-type="float">
            <text:p>0.81076017130621</text:p>
          </table:table-cell>
          <table:table-cell office:value-type="float" office:value="0.802782981000803" calcext:value-type="float">
            <text:p>0.80278298100080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1745182012848" calcext:value-type="float">
            <text:p>0.81745182012848</text:p>
          </table:table-cell>
          <table:table-cell office:value-type="float" office:value="0.808402461867808" calcext:value-type="float">
            <text:p>0.808402461867808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13436830835118" calcext:value-type="float">
            <text:p>0.813436830835118</text:p>
          </table:table-cell>
          <table:table-cell office:value-type="float" office:value="0.811078405137811" calcext:value-type="float">
            <text:p>0.81107840513781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11563169164882" calcext:value-type="float">
            <text:p>0.811563169164882</text:p>
          </table:table-cell>
          <table:table-cell office:value-type="float" office:value="0.816162697350816" calcext:value-type="float">
            <text:p>0.81616269735081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15042826552462" calcext:value-type="float">
            <text:p>0.815042826552462</text:p>
          </table:table-cell>
          <table:table-cell office:value-type="float" office:value="0.8001070377308" calcext:value-type="float">
            <text:p>0.800107037730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09957173447537" calcext:value-type="float">
            <text:p>0.809957173447537</text:p>
          </table:table-cell>
          <table:table-cell office:value-type="float" office:value="0.811881188118812" calcext:value-type="float">
            <text:p>0.81188118811881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11295503211991" calcext:value-type="float">
            <text:p>0.811295503211991</text:p>
          </table:table-cell>
          <table:table-cell office:value-type="float" office:value="0.811345999464811" calcext:value-type="float">
            <text:p>0.81134599946481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05139186295503" calcext:value-type="float">
            <text:p>0.805139186295503</text:p>
          </table:table-cell>
          <table:table-cell office:value-type="float" office:value="0.802515386673803" calcext:value-type="float">
            <text:p>0.802515386673803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19057815845824" calcext:value-type="float">
            <text:p>0.819057815845824</text:p>
          </table:table-cell>
          <table:table-cell office:value-type="float" office:value="0.813754348407814" calcext:value-type="float">
            <text:p>0.813754348407814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15845824411135" calcext:value-type="float">
            <text:p>0.815845824411135</text:p>
          </table:table-cell>
          <table:table-cell office:value-type="float" office:value="0.813486754080813" calcext:value-type="float">
            <text:p>0.81348675408081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13436830835118" calcext:value-type="float">
            <text:p>0.813436830835118</text:p>
          </table:table-cell>
          <table:table-cell office:value-type="float" office:value="0.81054321648381" calcext:value-type="float">
            <text:p>0.8105432164838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09689507494647" calcext:value-type="float">
            <text:p>0.809689507494647</text:p>
          </table:table-cell>
          <table:table-cell office:value-type="float" office:value="0.807867273213808" calcext:value-type="float">
            <text:p>0.807867273213808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14507494646681" calcext:value-type="float">
            <text:p>0.814507494646681</text:p>
          </table:table-cell>
          <table:table-cell office:value-type="float" office:value="0.812148782445812" calcext:value-type="float">
            <text:p>0.81214878244581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08083511777302" calcext:value-type="float">
            <text:p>0.808083511777302</text:p>
          </table:table-cell>
          <table:table-cell office:value-type="float" office:value="0.808134867540808" calcext:value-type="float">
            <text:p>0.80813486754080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2:05:48.322428989</meta:creation-date>
    <meta:generator>LibreOffice/6.4.7.2$Linux_X86_64 LibreOffice_project/40$Build-2</meta:generator>
    <dc:date>2021-05-04T13:19:47.530221213</dc:date>
    <meta:editing-duration>PT53M15S</meta:editing-duration>
    <meta:editing-cycles>11</meta:editing-cycles>
    <meta:document-statistic meta:table-count="1" meta:cell-count="90" meta:object-count="0"/>
  </office:meta>
</office:document-meta>
</file>